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76d47" officeooo:paragraph-rsid="00176d47" style:font-size-asian="20pt" style:font-size-complex="20pt"/>
    </style:style>
    <style:style style:name="P2" style:family="paragraph" style:parent-style-name="Standard">
      <style:text-properties fo:font-size="16pt" officeooo:rsid="00176d47" officeooo:paragraph-rsid="00176d47" style:font-size-asian="16pt" style:font-size-complex="16pt"/>
    </style:style>
    <style:style style:name="P3" style:family="paragraph" style:parent-style-name="Standard">
      <style:text-properties fo:font-size="16pt" officeooo:rsid="0017989d" officeooo:paragraph-rsid="0017989d" style:font-size-asian="16pt" style:font-size-complex="16pt"/>
    </style:style>
    <style:style style:name="P4" style:family="paragraph" style:parent-style-name="Standard">
      <style:text-properties fo:font-size="16pt" officeooo:rsid="0017989d" officeooo:paragraph-rsid="00188ff8" style:font-size-asian="16pt" style:font-size-complex="16pt"/>
    </style:style>
    <style:style style:name="P5" style:family="paragraph" style:parent-style-name="Standard">
      <style:text-properties fo:font-size="16pt" officeooo:rsid="00188ff8" officeooo:paragraph-rsid="00188ff8" style:font-size-asian="16pt" style:font-size-complex="16pt"/>
    </style:style>
    <style:style style:name="T1" style:family="text">
      <style:text-properties officeooo:rsid="0017989d"/>
    </style:style>
    <style:style style:name="T2" style:family="text">
      <style:text-properties officeooo:rsid="00188f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Restrições:</text:p>
      <text:p text:style-name="P2">Registros de nascimentos de mães com idade entre 18 a 40 anos + bebê sem anomalia + nascimentos em hospital</text:p>
      <text:p text:style-name="P2"/>
      <text:p text:style-name="P2">2. Dar uma olhada no banco → verificar missings e outras informações → observe se há colunas sem muitos preenchimentos</text:p>
      <text:p text:style-name="P2"/>
      <text:p text:style-name="P3">3. Reduzir o banco para colunas estritamente necessárias (sugestão)</text:p>
      <text:p text:style-name="P2"/>
      <text:p text:style-name="P2">3. <text:span text:style-name="T1">Características maternas: idade, estado civil, escolaridade, código de ocupação, qtd filhos vivos, qtd filhos mortos, qtd gestações anteriores, paridade, classificação de Robson</text:span></text:p>
      <text:p text:style-name="P3">Características do bebê: sexo, peso, raça/cor</text:p>
      <text:p text:style-name="P4">Características da gestação: gravidez, duração (gestacao, semagestac), <text:span text:style-name="T2">nº de consultas de pré-natal, Kotelchuck</text:span></text:p>
      <text:p text:style-name="P5">Características do parto: posição do bebê, tipo de part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7:22:45.676668926</meta:creation-date>
    <dc:date>2019-09-04T08:20:36.319066611</dc:date>
    <meta:editing-duration>PT27M30S</meta:editing-duration>
    <meta:editing-cycles>3</meta:editing-cycles>
    <meta:generator>LibreOffice/6.0.4.2$Linux_X86_64 LibreOffice_project/00m0$Build-2</meta:generator>
    <meta:document-statistic meta:table-count="0" meta:image-count="0" meta:object-count="0" meta:page-count="1" meta:paragraph-count="8" meta:word-count="101" meta:character-count="697" meta:non-whitespace-character-count="604"/>
  </office:meta>
</office:document-meta>
</file>